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style:font-name="DejaVu Sans" fo:font-size="40pt"/>
    </style:style>
    <style:style style:name="T1" style:family="text">
      <style:text-properties style:font-name="DejaVu Sans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laceHolder 1" presentation:style-name="pr1" draw:text-style-name="P1" draw:layer="layout" svg:width="25.381cm" svg:height="1.998cm" svg:x="4.233cm" svg:y="1.9cm" presentation:class="title" presentation:user-transformed="true">
          <draw:text-box>
            <text:p><text:span text:style-name="T1">DejaVu Sans</text:span>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DejaVu Sans1" fo:font-family="'DejaVu Sans'" style:font-style-name="Regular" style:font-family-generic="swiss" style:font-pitch="variable"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family="'DejaVu Sans'" style:font-style-name="Regular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family="'DejaVu Sans'" style:font-style-name="Regular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30.49cm" svg:height="0.763cm" svg:x="1.5cm" svg:y="2.109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1:41:48</meta:creation-date>
    <meta:initial-creator>quikee</meta:initial-creator>
    <dc:language>en-GB</dc:language>
    <dc:date>2025-05-27T14:08:43.766419839</dc:date>
    <meta:editing-cycles>39</meta:editing-cycles>
    <meta:editing-duration>PT33M17S</meta:editing-duration>
    <meta:generator>LibreOffice/25.2.3.2$Linux_X86_64 LibreOffice_project/520$Build-2</meta:generator>
    <dc:creator>Tomaž Vajngerl</dc:creator>
    <meta:document-statistic meta:object-count="15"/>
    <meta:user-defined meta:name="AppVersion">15.0000</meta:user-defined>
    <meta:user-defined meta:name="PresentationFormat">Widescreen</meta:user-defined>
    <meta:user-defined meta:name="Slides" meta:value-type="float">1</meta:user-defined>
  </office:meta>
</office:document-meta>
</file>